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5" style:family="paragraph" style:parent-style-name="Nivel1" style:master-page-name="Pagina">
      <style:paragraph-properties style:page-number="auto"/>
    </style:style>
    <style:style style:name="P6" style:family="paragraph" style:parent-style-name="TablaContenidosDemostrativo" style:master-page-name="Pagina">
      <style:paragraph-properties style:page-number="auto"/>
    </style:style>
    <style:style style:name="P7" style:family="paragraph" style:parent-style-name="Textos" style:master-page-name="Pagina">
      <style:paragraph-properties style:page-number="auto"/>
    </style:style>
    <style:style style:name="P8" style:family="paragraph" style:parent-style-name="Textos">
      <style:text-properties officeooo:rsid="002017d5" officeooo:paragraph-rsid="002017d5"/>
    </style:style>
    <style:style style:name="P9" style:family="paragraph" style:parent-style-name="Textos">
      <style:text-properties officeooo:rsid="0020cc1d" officeooo:paragraph-rsid="0020cc1d"/>
    </style:style>
    <style:style style:name="P10" style:family="paragraph" style:parent-style-name="CuerpoTabla">
      <style:text-properties officeooo:rsid="002017d5" officeooo:paragraph-rsid="002017d5"/>
    </style:style>
    <style:style style:name="P11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2017d5"/>
    </style:style>
    <style:style style:name="T5" style:family="text">
      <style:text-properties officeooo:rsid="0020cc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0.<text:span text:style-name="T3">19</text:span></text:p>
      <text:p text:style-name="Standard"/>
      <text:p text:style-name="SubtituloPortadaYDemostrativos">Tipo de documento: Acta</text:p>
      <text:p text:style-name="SubtituloPortadaYDemostrativos"><text:span text:style-name="T4">02</text:span>/<text:span text:style-name="T1">04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3">19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4">02</text:span>/<text:span text:style-name="T1">04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7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4">02</text:span>/<text:span text:style-name="T1">04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4">02</text:span>/<text:span text:style-name="T1">04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6">Tabla de contenido</text:p>
          </text:index-title>
          <text:p text:style-name="P11"><text:a xlink:type="simple" xlink:href="#__RefHeading__1803_1352885363" text:style-name="Index_20_Link" text:visited-style-name="Index_20_Link">Datos de la reunión:<text:tab/>4</text:a></text:p>
          <text:p text:style-name="P12"><text:a xlink:type="simple" xlink:href="#__RefHeading__744_302876939" text:style-name="Index_20_Link" text:visited-style-name="Index_20_Link">Tabla 01. Datos de la reunión, 2014<text:tab/>4</text:a></text:p>
          <text:p text:style-name="P11"><text:a xlink:type="simple" xlink:href="#__RefHeading__746_302876939" text:style-name="Index_20_Link" text:visited-style-name="Index_20_Link">Puntos del orden del día:<text:tab/>4</text:a></text:p>
          <text:p text:style-name="P11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5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02</text:span>/<text:span text:style-name="T1">04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00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  <text:p text:style-name="P10">Raúl Piñeiro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8">Hay que repetir los experimentos de refrigeración líquida.</text:p>
      <text:p text:style-name="P8">Javier y Silvia van quedar un día para actualizar la zona de noticias de la web ( a poder ser el jueves por la mañana).</text:p>
      <text:p text:style-name="P8">Mientras no se acabe el experimento de refrigeración líquida no vamos empezar con el de inmersión. <text:span text:style-name="T5">Para hacer estes experimentos seguramente se utilicen los procesadores Sempron.</text:span></text:p>
      <text:p text:style-name="P9">De aquí al miércoles de la semana que viene procurar acabar todas las tareas pendientes.</text:p>
      <text:p text:style-name="P9">Acabar la documentación y post del experimento de fuentes de alimentación.</text:p>
      <text:p text:style-name="P9"/>
      <text:p text:style-name="P9"><text:soft-page-break/>Poder empezar a montar los appliance con la configuración base y su documentación. Luego realizar el clonado.</text:p>
      <text:p text:style-name="P9">Cuando acabemos con el experimento de la refrigeración líquida desocupar la mesa y empezar a montar la red fantasma para los appliance( Diagrama, fotos y publicaciones).</text:p>
      <text:p text:style-name="P9">Al final de todo se llegó mas o menos a un acuerdo de cada uno de cuando iban coger los días de las vacaciones restantes.</text:p>
      <text:p text:style-name="P9">Manuel quedo en pillar la primera semana de Agosto y luego otra sobre Junio.</text:p>
      <text:p text:style-name="P9">Silvia la última semana de Julio.</text:p>
      <text:p text:style-name="P9">Roberto la primera semana de Julio y seguramente la otra a partir del 15 de Agosto.</text:p>
      <text:p text:style-name="P9">Y los restantes días aun por 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4-02T17:11:55.275175080</dc:date>
    <dc:creator>Manuel </dc:creator>
    <meta:document-statistic meta:table-count="5" meta:image-count="3" meta:object-count="0" meta:page-count="5" meta:paragraph-count="75" meta:word-count="359" meta:character-count="2169" meta:non-whitespace-character-count="1844"/>
  </office:meta>
</office:document-meta>
</file>